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String.Lin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String.getCoordin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String.setCoordinates( double [ ] [ ] coordin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